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8cd0008" style:family="table" style:master-page-name="ta-mp-0x8cd000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400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700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84f08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E-0x84f0d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8cd0008" table:print="true">
        <office:forms form:automatic-focus="false" form:apply-design-mode="false">
          <form:form/>
        </office:forms>
        <table:table-columns>
          <table:table-column table:style-name="ACOL-0" table:number-columns-repeated="3"/>
          <table:table-column table:style-name="ACOL-0" table:number-columns-repeated="125"/>
        </table:table-columns>
        <table:table-rows>
          <table:table-row table:style-name="AROW-0">
            <table:table-cell table:style-name="ACE-0x84f0d28" office:value-type="float" office:value="1">
              <text:p>1</text:p>
            </table:table-cell>
            <table:table-cell table:style-name="ACE-0x84f0d28" office:value-type="float" office:value="10">
              <text:p>10</text:p>
            </table:table-cell>
            <table:table-cell table:style-name="ACE-0x84f0d28" office:value-type="float" office:value="15">
              <text:p>15</text:p>
            </table:table-cell>
            <table:table-cell table:number-columns-repeated="125" table:style-name="Gnumeric-default"/>
          </table:table-row>
          <table:table-row table:style-name="AROW-0">
            <table:table-cell table:style-name="ACE-0x84f0d28" office:value-type="float" office:value="2">
              <text:p>2</text:p>
            </table:table-cell>
            <table:table-cell table:style-name="ACE-0x84f0d28" office:value-type="float" office:value="20">
              <text:p>20</text:p>
            </table:table-cell>
            <table:table-cell table:style-name="ACE-0x84f0d28" office:value-type="float" office:value="5">
              <text:p>5</text:p>
            </table:table-cell>
            <table:table-cell table:number-columns-repeated="125" table:style-name="Gnumeric-default"/>
          </table:table-row>
          <table:table-row table:style-name="AROW-0">
            <table:table-cell table:style-name="ACE-0x84f0d28" office:value-type="float" office:value="3">
              <text:p>3</text:p>
            </table:table-cell>
            <table:table-cell table:style-name="ACE-0x84f0d28" office:value-type="float" office:value="30">
              <text:p>30</text:p>
            </table:table-cell>
            <table:table-cell table:style-name="ACE-0x84f0d28" office:value-type="float" office:value="30">
              <text:p>30</text:p>
            </table:table-cell>
            <table:table-cell table:number-columns-repeated="125" table:style-name="Gnumeric-default"/>
          </table:table-row>
          <table:table-row table:style-name="AROW-0">
            <table:table-cell table:number-columns-repeated="8" table:style-name="Gnumeric-default"/>
            <table:table-cell table:number-columns-repeated="120" table:style-name="Gnumeric-default"/>
          </table:table-row>
          <table:table-row table:style-name="AROW-0" table:number-rows-repeated="12">
            <table:table-cell table:number-columns-repeated="8" table:style-name="Gnumeric-default"/>
            <table:table-cell table:number-columns-repeated="120" table:style-name="Gnumeric-default"/>
          </table:table-row>
          <table:table-row table:style-name="AROW-0">
            <table:table-cell table:number-columns-repeated="8" table:style-name="Gnumeric-default"/>
            <table:table-cell table:number-columns-repeated="120" table:style-name="Gnumeric-default"/>
          </table:table-row>
          <table:table-row table:style-name="AROW-0" table:number-rows-repeated="111">
            <table:table-cell table:number-columns-repeated="8" table:style-name="Gnumeric-default"/>
            <table:table-cell table:number-columns-repeated="120" table:style-name="Gnumeric-default"/>
          </table:table-row>
        </table:table-rows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896ae38" style:page-usage="all">
      <style:page-layout-properties fo:margin-top="72.00pt" fo:margin-bottom="72.00pt" fo:margin-left="72.00pt" fo:margin-right="72.00pt" fo:page-width="612.00pt" fo:page-height="792.00pt" style:table-centering="horizontal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36.00pt" svg:height="36.00pt" style:dynamic-spacing="true"/>
      </style:header-style>
      <style:footer-style>
        <style:header-footer-properties fo:border="none" style:shadow="none" fo:padding="0.00pt" fo:margin="0.00pt" fo:min-height="68.00pt" svg:height="68.00pt" style:dynamic-spacing="true"/>
      </style:footer-style>
    </style:page-layout>
  </office:automatic-styles>
  <office:master-styles>
    <style:master-page style:name="ta-mp-0x8cd0008" style:display-name="Sheet1" style:page-layout-name="pl-0x896ae38">
      <style:header style:display="true">
        <style:region-left>
          <text:p><text:span>AJG 1</text:span></text:p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7-18T14:23:03Z</dc:date>
    <meta:creation-date>2011-07-18T14:22:24Z</meta:creation-date>
    <meta:generator>gnumeric/1.10.17</meta:generator>
  </office:meta>
</office:document-meta>
</file>